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6cm" fo:margin-left="-0.016cm" fo:margin-right="0.055cm" table:align="margins"/>
    </style:style>
    <style:style style:name="Table2.A" style:family="table-column">
      <style:table-column-properties style:column-width="1.482cm" style:rel-column-width="5725*"/>
    </style:style>
    <style:style style:name="Table2.B" style:family="table-column">
      <style:table-column-properties style:column-width="2.223cm" style:rel-column-width="8588*"/>
    </style:style>
    <style:style style:name="Table2.C" style:family="table-column">
      <style:table-column-properties style:column-width="11.456cm" style:rel-column-width="44269*"/>
    </style:style>
    <style:style style:name="Table2.D" style:family="table-column">
      <style:table-column-properties style:column-width="1.799cm" style:rel-column-width="695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1" style:family="table">
      <style:table-properties style:width="16.999cm" table:align="center"/>
    </style:style>
    <style:style style:name="Table1.A" style:family="table-column">
      <style:table-column-properties style:column-width="1.138cm"/>
    </style:style>
    <style:style style:name="Table1.B" style:family="table-column">
      <style:table-column-properties style:column-width="2.17cm"/>
    </style:style>
    <style:style style:name="Table1.C" style:family="table-column">
      <style:table-column-properties style:column-width="6.456cm"/>
    </style:style>
    <style:style style:name="Table1.D" style:family="table-column">
      <style:table-column-properties style:column-width="2.699cm"/>
    </style:style>
    <style:style style:name="Table1.E" style:family="table-column">
      <style:table-column-properties style:column-width="2.593cm"/>
    </style:style>
    <style:style style:name="Table1.F" style:family="table-column">
      <style:table-column-properties style:column-width="1.944cm"/>
    </style:style>
    <style:style style:name="Table1.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style:vertical-align="middle" fo:padding="0.097cm" fo:border-left="0.002cm solid #000000" fo:border-right="none" fo:border-top="0.002cm solid #000000" fo:border-bottom="0.002cm solid #000000"/>
    </style:style>
    <style:style style:name="Table1.F1" style:family="table-cell">
      <style:table-cell-properties style:vertical-align="middle" fo:padding="0.097cm" fo:border="0.002cm solid #000000"/>
    </style:style>
    <style:style style:name="Table1.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1.B2" style:family="table-cell">
      <style:table-cell-properties style:vertical-align="middle" fo:padding="0.097cm" fo:border-left="0.002cm solid #000000" fo:border-right="none" fo:border-top="none" fo:border-bottom="0.002cm solid #000000"/>
    </style:style>
    <style:style style:name="Table1.F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6.999cm" table:align="center"/>
    </style:style>
    <style:style style:name="Table4.A" style:family="table-column">
      <style:table-column-properties style:column-width="1.138cm"/>
    </style:style>
    <style:style style:name="Table4.B" style:family="table-column">
      <style:table-column-properties style:column-width="2.196cm"/>
    </style:style>
    <style:style style:name="Table4.C" style:family="table-column">
      <style:table-column-properties style:column-width="6.456cm"/>
    </style:style>
    <style:style style:name="Table4.D" style:family="table-column">
      <style:table-column-properties style:column-width="2.699cm"/>
    </style:style>
    <style:style style:name="Table4.E" style:family="table-column">
      <style:table-column-properties style:column-width="2.593cm"/>
    </style:style>
    <style:style style:name="Table4.F" style:family="table-column">
      <style:table-column-properties style:column-width="1.917cm"/>
    </style:style>
    <style:style style:name="Table4.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4.B1" style:family="table-cell">
      <style:table-cell-properties style:vertical-align="middle" fo:padding="0.097cm" fo:border-left="0.002cm solid #000000" fo:border-right="none" fo:border-top="0.002cm solid #000000" fo:border-bottom="0.002cm solid #000000"/>
    </style:style>
    <style:style style:name="Table4.F1" style:family="table-cell">
      <style:table-cell-properties style:vertical-align="middle" fo:padding="0.097cm" fo:border="0.002cm solid #000000"/>
    </style:style>
    <style:style style:name="Table4.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4.B2" style:family="table-cell">
      <style:table-cell-properties style:vertical-align="middle" fo:padding="0.097cm" fo:border-left="0.002cm solid #000000" fo:border-right="none" fo:border-top="none" fo:border-bottom="0.002cm solid #000000"/>
    </style:style>
    <style:style style:name="Table4.F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Calibri1" fo:font-size="11pt" style:font-name-asian="Calibri" style:font-size-asian="11pt" style:font-name-complex="Calibri" style:font-size-complex="11pt"/>
    </style:style>
    <style:style style:name="P2" style:family="paragraph" style:parent-style-name="Table_20_Contents">
      <style:paragraph-properties fo:text-align="start" style:justify-single-word="false"/>
      <style:text-properties style:font-name="Calibri" fo:font-size="10pt" fo:font-weight="bold" style:font-name-asian="Calibri" style:font-size-asian="10pt" style:font-weight-asian="bold" style:font-name-complex="Calibri" style:font-size-complex="10pt" style:font-weight-complex="bold"/>
    </style:style>
    <style:style style:name="P3" style:family="paragraph" style:parent-style-name="Table_20_Contents">
      <style:paragraph-properties fo:margin-left="0cm" fo:margin-right="0cm" fo:text-align="start" style:justify-single-word="false" fo:text-indent="0cm" style:auto-text-indent="false"/>
      <style:text-properties style:font-name="Calibri1" fo:font-size="11pt" style:font-name-asian="Calibri" style:font-size-asian="11pt" style:font-name-complex="Calibri" style:font-size-complex="11pt"/>
    </style:style>
    <style:style style:name="P4" style:family="paragraph" style:parent-style-name="Table_20_Contents">
      <style:paragraph-properties fo:margin-left="0cm" fo:margin-right="0cm" fo:text-align="center" style:justify-single-word="false" fo:text-indent="0cm" style:auto-text-indent="false"/>
      <style:text-properties style:font-name="Calibri1" fo:font-size="11pt" style:font-name-asian="Calibri" style:font-size-asian="11pt" style:font-name-complex="Calibri" style:font-size-complex="11pt"/>
    </style:style>
    <style:style style:name="P5" style:family="paragraph" style:parent-style-name="Table_20_Contents">
      <style:paragraph-properties fo:margin-left="1.245cm" fo:margin-right="0cm" fo:text-align="start" style:justify-single-word="false" fo:text-indent="0cm" style:auto-text-indent="false"/>
      <style:text-properties style:font-name="Calibri1" fo:font-size="11pt" style:font-name-asian="Calibri" style:font-size-asian="11pt" style:font-name-complex="Calibri" style:font-size-complex="11pt"/>
    </style:style>
    <style:style style:name="P6" style:family="paragraph" style:parent-style-name="Standard">
      <style:paragraph-properties fo:margin-top="0cm" fo:margin-bottom="0.282cm" style:line-height-at-least="0.457cm" style:text-autospace="none"/>
      <style:text-properties style:font-name="Calibri1" fo:font-size="14pt" fo:language="zxx" fo:country="none" fo:font-style="normal" fo:font-weight="bold" style:font-name-asian="Calibri" style:font-size-asian="14pt" style:language-asian="zxx" style:country-asian="none" style:font-style-asian="normal" style:font-weight-asian="bold" style:font-name-complex="Calibri" style:font-size-complex="14pt" style:language-complex="zxx" style:country-complex="none" style:font-style-complex="normal" style:font-weight-complex="bold"/>
    </style:style>
    <style:style style:name="P7" style:family="paragraph" style:parent-style-name="Standard">
      <style:paragraph-properties fo:margin-top="0cm" fo:margin-bottom="0.282cm" style:line-height-at-least="0.457cm" style:text-autospace="none"/>
      <style:text-properties style:font-name="Calibri1" fo:font-size="12pt" fo:language="zxx" fo:country="none" fo:font-style="normal"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P8" style:family="paragraph" style:parent-style-name="Standard">
      <style:paragraph-properties fo:margin-top="0cm" fo:margin-bottom="0.282cm" style:line-height-at-least="0.457cm" style:text-autospace="none"/>
      <style:text-properties style:font-name="Calibri1" fo:font-size="12pt" fo:language="zxx" fo:country="none" fo:font-style="normal" fo:font-weight="bold" style:font-name-asian="Calibri" style:font-size-asian="12pt" style:language-asian="zxx" style:country-asian="none" style:font-style-asian="normal" style:font-weight-asian="bold" style:font-name-complex="Calibri" style:font-size-complex="12pt" style:language-complex="zxx" style:country-complex="none" style:font-style-complex="normal" style:font-weight-complex="bold"/>
    </style:style>
    <style:style style:name="P9" style:family="paragraph" style:parent-style-name="Standard">
      <style:paragraph-properties fo:margin-top="0cm" fo:margin-bottom="0.282cm" style:line-height-at-least="0.457cm" style:text-autospace="none"/>
      <style:text-properties style:font-name="Calibri1" fo:font-size="11pt" fo:language="zxx" fo:country="none" fo:font-style="normal" fo:font-weight="normal" style:font-name-asian="Calibri" style:font-size-asian="11pt" style:language-asian="zxx" style:country-asian="none" style:font-style-asian="normal" style:font-weight-asian="normal" style:font-name-complex="Calibri" style:font-size-complex="11pt" style:language-complex="zxx" style:country-complex="none" style:font-style-complex="normal" style:font-weight-complex="normal"/>
    </style:style>
    <style:style style:name="P10" style:family="paragraph" style:parent-style-name="Standard">
      <style:paragraph-properties fo:margin-top="0cm" fo:margin-bottom="0.282cm" style:line-height-at-least="0.457cm" fo:text-align="start" style:justify-single-word="false" style:text-autospace="none"/>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P11" style:family="paragraph" style:parent-style-name="Standard">
      <style:paragraph-properties fo:margin-top="0cm" fo:margin-bottom="0.282cm" style:line-height-at-least="0.457cm" style:text-autospace="none"/>
      <style:text-properties style:font-name="Calibri1" fo:font-size="14pt" fo:language="zxx" fo:country="none" fo:font-style="normal" fo:font-weight="bold" style:font-name-asian="Calibri" style:font-size-asian="14pt" style:language-asian="zxx" style:country-asian="none" style:font-style-asian="normal" style:font-weight-asian="bold" style:font-name-complex="Calibri" style:font-size-complex="14pt" style:language-complex="zxx" style:country-complex="none" style:font-style-complex="normal" style:font-weight-complex="bold"/>
    </style:style>
    <style:style style:name="P12" style:family="paragraph" style:parent-style-name="Table_20_Contents">
      <style:paragraph-properties fo:margin-left="1.245cm" fo:margin-right="0cm" fo:text-align="start" style:justify-single-word="false" fo:text-indent="0cm" style:auto-text-indent="false"/>
      <style:text-properties style:font-name="Calibri1" fo:font-size="11pt" style:font-name-asian="Calibri" style:font-size-asian="11pt" style:font-name-complex="Calibri" style:font-size-complex="11pt"/>
    </style:style>
    <style:style style:name="P13" style:family="paragraph" style:parent-style-name="Table_20_Contents">
      <style:paragraph-properties fo:margin-left="0cm" fo:margin-right="0cm" fo:text-align="start" style:justify-single-word="false" fo:text-indent="0cm" style:auto-text-indent="false"/>
      <style:text-properties style:font-name="Calibri1" fo:font-size="11pt" style:font-name-asian="Calibri" style:font-size-asian="11pt" style:font-name-complex="Calibri" style:font-size-complex="11pt"/>
    </style:style>
    <style:style style:name="P14" style:family="paragraph" style:parent-style-name="Table_20_Contents">
      <style:paragraph-properties fo:margin-left="0cm" fo:margin-right="0cm" fo:text-align="center" style:justify-single-word="false" fo:text-indent="0cm" style:auto-text-indent="false"/>
      <style:text-properties style:font-name="Calibri1" fo:font-size="11pt" style:font-name-asian="Calibri" style:font-size-asian="11pt" style:font-name-complex="Calibri" style:font-size-complex="11pt"/>
    </style:style>
    <style:style style:name="T1"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Version</text:p>
            <text:p text:style-name="P2">1.1</text:p>
          </table:table-cell>
          <table:table-cell table:style-name="Table2.A1" office:value-type="string">
            <text:p text:style-name="P2">Datum</text:p>
            <text:p text:style-name="P2">2014-12-17</text:p>
          </table:table-cell>
          <table:table-cell table:style-name="Table2.A1" office:value-type="string">
            <text:p text:style-name="P10">Implementatera testsviten och kör</text:p>
          </table:table-cell>
          <table:table-cell table:style-name="Table2.D1" office:value-type="string">
            <text:p text:style-name="P2">Författare</text:p>
            <text:p text:style-name="P2">dt222cc</text:p>
          </table:table-cell>
        </table:table-row>
      </table:table>
      <text:p text:style-name="P7"><text:line-break/>Jag använder tabellen från tidigare men modifierad med "verklig resultat". Jag hade en hel del problem med att implementera testkoden. Det blir inte som jag hade förväntat mig. <text:s/>Jag testade köra med Qunit för JavaScript men <text:s/>jag är inte så insatt/bra med det. Behöver öva mer. En del av testerna är inte implementerad, jag hade inte tillräcklig tid med det. Det var ett svårt och jobbigt moment detta.</text:p>
      <text:p text:style-name="P6">Analys och förbättringar</text:p>
      <text:p text:style-name="P7">Resultaten presenteras nu som [object Object],[object Object],[object Object].<text:line-break/>Det skulle vara bättre om de byts ut mot de fält som de har = <text:s/>name: "Bom", size: "10".<text:line-break/>Jag ville lägga till fler testfaller som kontrollerar att det man matar in är i rätt format. Har inte implementerat det, så jag kan inte precis testa det. Mer testfaller som testar att klassen innehåller vissa objekt som t.ex att en object som sparar undan de värden man skickade med "finns".</text:p>
      <text:p text:style-name="P6">Testdata: RegistreraGre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Test</text:p>
          </table:table-cell>
          <table:table-cell table:style-name="Table1.B1" office:value-type="string">
            <text:p text:style-name="P4">Testansvarig</text:p>
          </table:table-cell>
          <table:table-cell table:style-name="Table1.B1" office:value-type="string">
            <text:p text:style-name="P3">Testfall</text:p>
          </table:table-cell>
          <table:table-cell table:style-name="Table1.B1" office:value-type="string">
            <text:p text:style-name="P1">Förväntad resultat</text:p>
          </table:table-cell>
          <table:table-cell table:style-name="Table1.B1" office:value-type="string">
            <text:p text:style-name="P1">Verklig</text:p>
            <text:p text:style-name="P1">resultat</text:p>
          </table:table-cell>
          <table:table-cell table:style-name="Table1.F1" office:value-type="string">
            <text:p text:style-name="P1">Godkänt/</text:p>
            <text:p text:style-name="P1">Undergänt</text:p>
          </table:table-cell>
        </table:table-row>
        <table:table-row>
          <table:table-cell table:style-name="Table1.A2" office:value-type="string">
            <text:p text:style-name="P1">1</text:p>
          </table:table-cell>
          <table:table-cell table:style-name="Table1.B2" office:value-type="string">
            <text:p text:style-name="P4">dt222cc</text:p>
          </table:table-cell>
          <table:table-cell table:style-name="Table1.B2" office:value-type="string">
            <text:p text:style-name="P3">Lägga till gren</text:p>
          </table:table-cell>
          <table:table-cell table:style-name="Table1.B2" office:value-type="string">
            <text:p text:style-name="P3"><text:s/>Bom, 10<text:line-break/> Hopp, 12</text:p>
            <text:p text:style-name="P3"><text:s/>Barr, 6</text:p>
          </table:table-cell>
          <table:table-cell table:style-name="Table1.B2" office:value-type="string">
            <text:p text:style-name="P3"><text:s/>Bom, 10<text:line-break/> Hopp, 12</text:p>
            <text:p text:style-name="P3"><text:s/>Barr, 6</text:p>
          </table:table-cell>
          <table:table-cell table:style-name="Table1.F2" office:value-type="string">
            <text:p text:style-name="P3">Godkännt</text:p>
          </table:table-cell>
        </table:table-row>
        <table:table-row>
          <table:table-cell table:style-name="Table1.A2" office:value-type="string">
            <text:p text:style-name="P1">2</text:p>
          </table:table-cell>
          <table:table-cell table:style-name="Table1.B2" office:value-type="string">
            <text:p text:style-name="P4">dt222cc</text:p>
          </table:table-cell>
          <table:table-cell table:style-name="Table1.B2" office:value-type="string">
            <text:p text:style-name="P3">Lägga till gren som redan finns</text:p>
          </table:table-cell>
          <table:table-cell table:style-name="Table1.B2" office:value-type="string">
            <text:p text:style-name="P3"><text:s/>Bom, 10<text:line-break/> Hopp, 12</text:p>
          </table:table-cell>
          <table:table-cell table:style-name="Table1.B2" office:value-type="string">
            <text:p text:style-name="P3"><text:s/>Bom, 10<text:line-break/> Hopp, 12</text:p>
          </table:table-cell>
          <table:table-cell table:style-name="Table1.F2" office:value-type="string">
            <text:p text:style-name="P3">Godkännt</text:p>
          </table:table-cell>
        </table:table-row>
        <table:table-row>
          <table:table-cell table:style-name="Table1.A2" office:value-type="string">
            <text:p text:style-name="P1">3</text:p>
          </table:table-cell>
          <table:table-cell table:style-name="Table1.B2" office:value-type="string">
            <text:p text:style-name="P4">dt222cc</text:p>
          </table:table-cell>
          <table:table-cell table:style-name="Table1.B2" office:value-type="string">
            <text:p text:style-name="P3">Lägga till gren med fel format</text:p>
          </table:table-cell>
          <table:table-cell table:style-name="Table1.B2" office:value-type="string">
            <text:p text:style-name="P3"><text:s/>Bom, 10<text:line-break/> Hopp, 12</text:p>
          </table:table-cell>
          <table:table-cell table:style-name="Table1.B2" office:value-type="string">
            <text:p text:style-name="P4">**</text:p>
          </table:table-cell>
          <table:table-cell table:style-name="Table1.F2" office:value-type="string">
            <text:p text:style-name="P4">**</text:p>
          </table:table-cell>
        </table:table-row>
        <table:table-row>
          <table:table-cell table:style-name="Table1.A2" office:value-type="string">
            <text:p text:style-name="P1">4</text:p>
          </table:table-cell>
          <table:table-cell table:style-name="Table1.B2" office:value-type="string">
            <text:p text:style-name="P4">dt222cc</text:p>
          </table:table-cell>
          <table:table-cell table:style-name="Table1.B2" office:value-type="string">
            <text:p text:style-name="P3">Lägga till gren med tomma fält</text:p>
          </table:table-cell>
          <table:table-cell table:style-name="Table1.B2" office:value-type="string">
            <text:p text:style-name="P3"><text:s/>Bom, 10<text:line-break/> Hopp, 12</text:p>
          </table:table-cell>
          <table:table-cell table:style-name="Table1.B2" office:value-type="string">
            <text:p text:style-name="P4">**</text:p>
          </table:table-cell>
          <table:table-cell table:style-name="Table1.F2" office:value-type="string">
            <text:p text:style-name="P4">**</text:p>
          </table:table-cell>
        </table:table-row>
      </table:table>
      <text:p text:style-name="P8"><text:line-break/><text:span text:style-name="T1">Testdata: RedigeraGre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Test</text:p>
          </table:table-cell>
          <table:table-cell table:style-name="Table4.B1" office:value-type="string">
            <text:p text:style-name="P4">Testansvarig</text:p>
          </table:table-cell>
          <table:table-cell table:style-name="Table4.B1" office:value-type="string">
            <text:p text:style-name="P3">Testfall</text:p>
          </table:table-cell>
          <table:table-cell table:style-name="Table4.B1" office:value-type="string">
            <text:p text:style-name="P1">Förväntad</text:p>
            <text:p text:style-name="P1">resultat</text:p>
          </table:table-cell>
          <table:table-cell table:style-name="Table4.B1" office:value-type="string">
            <text:p text:style-name="P1">Verklig</text:p>
            <text:p text:style-name="P1">resultat</text:p>
          </table:table-cell>
          <table:table-cell table:style-name="Table4.F1" office:value-type="string">
            <text:p text:style-name="P1">Godkänt/</text:p>
            <text:p text:style-name="P1">Undergänt</text:p>
          </table:table-cell>
        </table:table-row>
        <table:table-row>
          <table:table-cell table:style-name="Table4.A2" office:value-type="string">
            <text:p text:style-name="P1">1</text:p>
          </table:table-cell>
          <table:table-cell table:style-name="Table4.B2" office:value-type="string">
            <text:p text:style-name="P4">dt222cc</text:p>
          </table:table-cell>
          <table:table-cell table:style-name="Table4.B2" office:value-type="string">
            <text:p text:style-name="P3">Redigera</text:p>
            <text:p text:style-name="P3">första grenen</text:p>
          </table:table-cell>
          <table:table-cell table:style-name="Table4.B2" office:value-type="string">
            <text:p text:style-name="P3"><text:s/>Fristående, 10<text:line-break/> Hopp, 12</text:p>
          </table:table-cell>
          <table:table-cell table:style-name="Table4.B2" office:value-type="string">
            <text:p text:style-name="P3"><text:s/>Fristående, 10<text:line-break/> Hopp, 12</text:p>
          </table:table-cell>
          <table:table-cell table:style-name="Table4.F2" office:value-type="string">
            <text:p text:style-name="P3">Godkännt</text:p>
          </table:table-cell>
        </table:table-row>
        <table:table-row>
          <table:table-cell table:style-name="Table4.A2" office:value-type="string">
            <text:p text:style-name="P1">2</text:p>
          </table:table-cell>
          <table:table-cell table:style-name="Table4.B2" office:value-type="string">
            <text:p text:style-name="P4">dt222cc</text:p>
          </table:table-cell>
          <table:table-cell table:style-name="Table4.B2" office:value-type="string">
            <text:p text:style-name="P3">Redigera</text:p>
            <text:p text:style-name="P3">andra grenen</text:p>
          </table:table-cell>
          <table:table-cell table:style-name="Table4.B2" office:value-type="string">
            <text:p text:style-name="P3"><text:s/>Bom, 10<text:line-break/> Ringar, 8</text:p>
          </table:table-cell>
          <table:table-cell table:style-name="Table4.B2" office:value-type="string">
            <text:p text:style-name="P3"><text:s/>Bom, 10<text:line-break/> Ringar, 8</text:p>
          </table:table-cell>
          <table:table-cell table:style-name="Table4.F2" office:value-type="string">
            <text:p text:style-name="P3">Godkännt</text:p>
          </table:table-cell>
        </table:table-row>
        <table:table-row>
          <table:table-cell table:style-name="Table4.A2" office:value-type="string">
            <text:p text:style-name="P1">3</text:p>
          </table:table-cell>
          <table:table-cell table:style-name="Table4.B2" office:value-type="string">
            <text:p text:style-name="P4">dt222cc</text:p>
          </table:table-cell>
          <table:table-cell table:style-name="Table4.B2" office:value-type="string">
            <text:p text:style-name="P3">Fel format</text:p>
          </table:table-cell>
          <table:table-cell table:style-name="Table4.B2" office:value-type="string">
            <text:p text:style-name="P3"><text:s/>Bom, 10<text:line-break/> Hopp, 12</text:p>
          </table:table-cell>
          <table:table-cell table:style-name="Table4.B2" office:value-type="string">
            <text:p text:style-name="P4">**</text:p>
          </table:table-cell>
          <table:table-cell table:style-name="Table4.F2" office:value-type="string">
            <text:p text:style-name="P4">**</text:p>
          </table:table-cell>
        </table:table-row>
        <table:table-row>
          <table:table-cell table:style-name="Table4.A2" office:value-type="string">
            <text:p text:style-name="P1">4</text:p>
          </table:table-cell>
          <table:table-cell table:style-name="Table4.B2" office:value-type="string">
            <text:p text:style-name="P4">dt222cc</text:p>
          </table:table-cell>
          <table:table-cell table:style-name="Table4.B2" office:value-type="string">
            <text:p text:style-name="P3">Tomma fält</text:p>
          </table:table-cell>
          <table:table-cell table:style-name="Table4.B2" office:value-type="string">
            <text:p text:style-name="P3"><text:s/>Bom, 10<text:line-break/> Hopp, 12</text:p>
          </table:table-cell>
          <table:table-cell table:style-name="Table4.B2" office:value-type="string">
            <text:p text:style-name="P4">**</text:p>
          </table:table-cell>
          <table:table-cell table:style-name="Table4.F2" office:value-type="string">
            <text:p text:style-name="P4">**</text:p>
          </table:table-cell>
        </table:table-row>
      </table:table>
      <text:p text:style-name="P6"/>
      <text:p text:style-name="P6"/>
      <text:p text:style-name="P6"/>
      <text:p text:style-name="P6"><text:soft-page-break/>Kod – Registrera gren</text:p>
      <text:p text:style-name="P9">"use strict";<text:line-break/><text:line-break/>// Klassen RegistreraGren<text:line-break/>function RegistreraGren(array, name, size) {<text:line-break/> <text:s text:c="3"/>var grenObject = {name: name, size: size};<text:line-break/> <text:s text:c="3"/>return finnsRedan(grenObject, array);<text:line-break/>}<text:line-break/><text:line-break/>// RegistreraGren.prototype.finnsRedan = function(object, array) { // Utan QUnit<text:line-break/>function finnsRedan(object, array) { // För QUnit<text:line-break/> <text:s text:c="3"/>var count = 0;<text:line-break/> <text:s text:c="3"/><text:line-break/> <text:s text:c="3"/>for (var i in array) {<text:line-break/> <text:s text:c="7"/>if (object.name === array[i].name) {<text:line-break/> <text:s text:c="11"/>console.log("Grenen " + object.name + " finns redan!");<text:line-break/> <text:s text:c="11"/>break;<text:line-break/> <text:s text:c="7"/>}<text:line-break/> <text:s text:c="7"/>else if (object.name === undefined) {<text:line-break/> <text:s text:c="11"/>console.log("Grenen har inga värden. Gren registreras inte.");<text:line-break/> <text:s text:c="11"/>break;<text:line-break/> <text:s text:c="7"/>}<text:line-break/> <text:s text:c="7"/>else {<text:line-break/> <text:s text:c="11"/>count++;<text:line-break/> <text:s text:c="7"/>}<text:line-break/> <text:s text:c="3"/>}<text:line-break/> <text:s text:c="3"/><text:line-break/> <text:s text:c="3"/>// Grenen finns inte, registrera gren till array<text:line-break/> <text:s text:c="3"/>if (count === array.length) {<text:line-break/> <text:s text:c="7"/>array.push(object);<text:line-break/> <text:s text:c="3"/>}<text:line-break/> <text:s text:c="3"/><text:line-break/> <text:s text:c="3"/>renderaGrenar(array); // this.renderaGrenar(array);<text:line-break/> <text:s text:c="3"/>return array;<text:line-break/>}<text:line-break/><text:line-break/>// RegistreraGren.prototype.renderaGrenar = function(array) {<text:line-break/>function renderaGrenar(array) {<text:line-break/> <text:s text:c="3"/>// Tänkt att alla objekt i arrayen ska renderas på html dokumentet. (kanske som seperat klass)<text:line-break/>}<text:line-break/></text:p>
      <text:p text:style-name="P9"/>
      <text:p text:style-name="P9"/>
      <text:p text:style-name="P9"/>
      <text:p text:style-name="P9"/>
      <text:p text:style-name="P6"/>
      <text:p text:style-name="P6"/>
      <text:p text:style-name="P6"/>
      <text:p text:style-name="P6"><text:soft-page-break/>Mer kod – Redigera gren</text:p>
      <text:p text:style-name="P9">"use strict";<text:line-break/><text:line-break/>// Klassen RedigeraGren<text:line-break/>function RedigeraGren(array, name, newName, newSize) {<text:line-break/> <text:s text:c="3"/><text:line-break/> <text:s text:c="3"/>for (var i in array) {<text:line-break/> <text:s text:c="7"/>if (array[i].name == name) {<text:line-break/> <text:s text:c="11"/>array[i].name = newName;<text:line-break/> <text:s text:c="11"/>array[i].size = newSize;<text:line-break/> <text:s text:c="11"/>break;<text:line-break/> <text:s text:c="7"/>}<text:line-break/> <text:s text:c="3"/>}<text:line-break/> <text:s text:c="3"/>uppdateraGrenar(name, newName, newSize);<text:line-break/> <text:s text:c="3"/>return array;<text:line-break/>}<text:line-break/><text:line-break/>// RedigeraGren.prototype.uppdateraGrenar = function(id, name, size) { // Utan QUnit<text:line-break/>function uppdateraGrenar(id, name, size) { // För QUnit<text:line-break/><text:line-break/> <text:s text:c="3"/>var grenar = document.getElementById("grenar"), li = document.getElementById(id),<text:line-break/> <text:s text:c="3"/>dt = document.getElementById(id + "P"), dd = document.getElementById(id + "Antal"),<text:line-break/> <text:s text:c="3"/>img = document.createElement("img"), img2 = document.createElement("img"),<text:line-break/> <text:s text:c="3"/>a = document.createElement("a"), a2 = document.createElement("a"); // Behövde komprimera detta för dokumentet<text:line-break/> <text:s text:c="3"/><text:line-break/> <text:s text:c="3"/>li.id = name;<text:line-break/> <text:s text:c="3"/>dt.id = name + "P";<text:line-break/> <text:s text:c="3"/>dd.id = name + "Antal";<text:line-break/> <text:s text:c="3"/>dt.innerHTML = name;<text:line-break/> <text:s text:c="3"/>dd.innerHTML = "Antal deltagare: " + size;<text:line-break/> <text:s text:c="3"/>img.src = "pics/delete.png";<text:line-break/> <text:s text:c="3"/>img2.src = "pics/clock.png";<text:line-break/> <text:s text:c="3"/>a.setAttribute("href", "#");<text:line-break/> <text:s text:c="3"/>a2.setAttribute("href", "#");<text:line-break/> <text:s text:c="3"/><text:line-break/> <text:s text:c="3"/>a.onclick = function() {<text:line-break/> <text:s text:c="7"/>grenar.removeChild(li);<text:line-break/> <text:s text:c="7"/>// Saknar en metod som ska ta bort objektet från arrayen.<text:line-break/> <text:s text:c="7"/>// Ska anropa en klass/function som renderar om grenarna.<text:line-break/> <text:s text:c="3"/>};<text:line-break/> <text:s text:c="3"/><text:line-break/> <text:s text:c="3"/>a2.onclick = function() {<text:line-break/> <text:s text:c="7"/>// Steget före redigera gren.<text:line-break/> <text:s text:c="7"/>// alt1: är en popup där man skriver de nya värden.<text:line-break/> <text:s text:c="7"/>// alt2: ingen bild, utan input längre ner på sidan där man skriver vilken gren som ska ändras och det nya namnet/antal.<text:line-break/> <text:s text:c="3"/>};<text:line-break/> <text:s text:c="3"/><text:line-break/> <text:s text:c="3"/>a.appendChild(img), a2.appendChild(img2);<text:line-break/> <text:s text:c="3"/>dt.appendChild(a), dt.appendChild(a2);<text:line-break/>}</text:p>
      <text:p text:style-name="P6"><text:soft-page-break/>Lite testkod – alt1: i window.onload</text:p>
      <text:p text:style-name="P9">"use strict";<text:line-break/><text:line-break/>// Testkod<text:line-break/>window.onload = function(){</text:p>
      <text:p text:style-name="P9"><text:s text:c="4"/>// testdata<text:line-break/> <text:s text:c="3"/>var indata = [{name: "Bom", size: "10"}, {name: "Hopp", size: "12"}];<text:line-break/> <text:s text:c="3"/>var result1 = [{name: "Bom", size: "10"}, {name: "Hopp", size: "12"}, {name: "Barr", size: "6"}];<text:line-break/> <text:s text:c="3"/><text:line-break/> <text:s text:c="3"/>// Testfall 1: Lägg till ny gren.<text:line-break/> <text:s text:c="3"/>var test1 = new RegistreraGren(indata, "Barr", "6");<text:line-break/> <text:s text:c="3"/>if (test1 === result1) {<text:line-break/> <text:s text:c="7"/>console.log("test 1, ok");<text:line-break/> <text:s text:c="3"/>} else {<text:line-break/> <text:s text:c="7"/>console.log("test 1, fail");<text:line-break/> <text:s text:c="3"/>}</text:p>
      <text:p text:style-name="P9"><text:s text:c="4"/>// Testfall 2: Gren finns redan<text:line-break/> <text:s text:c="3"/>var test2 = new RegistreraGren(indata, "Bom", "10");<text:line-break/> <text:s text:c="3"/>if (test2 === indata) {<text:line-break/> <text:s text:c="7"/>console.log("test 2, ok");<text:line-break/> <text:s text:c="3"/>} else {<text:line-break/> <text:s text:c="7"/>console.log("test 2, fail");<text:line-break/> <text:s text:c="3"/>}</text:p>
      <text:p text:style-name="P9"><text:s text:c="4"/>// Testfall 3: Redigera grenar<text:line-break/> <text:s text:c="3"/>var test3 = new RedigeraGren(indata, "Bom", "Fristående", "8");<text:line-break/> <text:s text:c="3"/>var test3b = new RedigeraGren(indata, "Hopp", "Ringar", "8");<text:line-break/>};</text:p>
      <text:p text:style-name="P6">Mer testkod – alt2: QUnit</text:p>
      <text:p text:style-name="P9">test( "Datatyper", function() {<text:line-break/> <text:s/>ok( typeof RegistreraGren == "function" , "Klassen RegistreraGren() implementerad." );<text:line-break/> <text:s/>ok( typeof RedigeraGren == "function" , "Klassen RedigeraGren() implementerad" );<text:line-break/>});</text:p>
      <text:p text:style-name="P9">test( "Lägg till ny gren", function() {<text:line-break/> <text:s/>var grenar = [{name: "Bom", size: "10"}, {name: "Hopp", size: "12"}]; // Testdata<text:line-break/> <text:s/>ok(RegistreraGren(grenar, "Barr", "6"), ([{name: "Bom", size: "10"}, {name: "Hopp", size: "12"}, {name: "Barr", size: "6"}]), "Grenen registrerades.");<text:line-break/>});</text:p>
      <text:p text:style-name="P9">test( "Grenen finns redan", function() {<text:line-break/> <text:s/>var grenar = [{name: "Bom", size: "10"}, {name: "Hopp", size: "12"}]; // Testdata<text:line-break/> <text:s/>ok(RegistreraGren(grenar, "Bom", "10"), ([{name: "Bom", size: "10"}, {name: "Hopp", size: "12"}]), "Grenen finns redan.");<text:line-break/>});</text:p>
      <text:p text:style-name="P9">test( "Redigera gren", function() {<text:line-break/> <text:s/>var grenar = [{name: "Bom", size: "10"}, {name: "Hopp", size: "12"}]; // Testdata<text:line-break/> <text:s/>ok(RedigeraGren(grenar, "Bom", "Fristående", "8"), ([{name: "Fristående", size: "8"}, {name: "Hopp", size: "12"}]), "Array o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H26M19S</meta:editing-duration>
    <meta:editing-cycles>206</meta:editing-cycles>
    <meta:generator>OpenOffice/4.1.1$Win32 OpenOffice.org_project/411m6$Build-9775</meta:generator>
    <dc:date>2014-12-18T02:37:51.51</dc:date>
    <dc:creator>Sing Trinh</dc:creator>
    <meta:document-statistic meta:table-count="3" meta:image-count="0" meta:object-count="0" meta:page-count="4" meta:paragraph-count="95" meta:word-count="881" meta:character-count="6431"/>
    <meta:user-defined meta:name="Info 1"/>
    <meta:user-defined meta:name="Info 2"/>
    <meta:user-defined meta:name="Info 3"/>
    <meta:user-defined meta:name="Info 4"/>
  </office:meta>
</office:document-meta>
</file>